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8.19cm"/>
    </style:style>
    <style:style style:name="co7" style:family="table-column">
      <style:table-column-properties fo:break-before="auto" style:column-width="11.157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9.09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4.172cm"/>
    </style:style>
    <style:style style:name="co14" style:family="table-column">
      <style:table-column-properties fo:break-before="auto" style:column-width="4.135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11.569cm"/>
    </style:style>
    <style:style style:name="co18" style:family="table-column">
      <style:table-column-properties fo:break-before="auto" style:column-width="2.223cm"/>
    </style:style>
    <style:style style:name="co19" style:family="table-column">
      <style:table-column-properties fo:break-before="auto" style:column-width="3.496cm"/>
    </style:style>
    <style:style style:name="co20" style:family="table-column">
      <style:table-column-properties fo:break-before="auto" style:column-width="3.214cm"/>
    </style:style>
    <style:style style:name="co21" style:family="table-column">
      <style:table-column-properties fo:break-before="auto" style:column-width="2.625cm"/>
    </style:style>
    <style:style style:name="co22" style:family="table-column">
      <style:table-column-properties fo:break-before="auto" style:column-width="2.877cm"/>
    </style:style>
    <style:style style:name="co23" style:family="table-column">
      <style:table-column-properties fo:break-before="auto" style:column-width="2.565cm"/>
    </style:style>
    <style:style style:name="co24" style:family="table-column">
      <style:table-column-properties fo:break-before="auto" style:column-width="5.036cm"/>
    </style:style>
    <style:style style:name="co25" style:family="table-column">
      <style:table-column-properties fo:break-before="auto" style:column-width="2.397cm"/>
    </style:style>
    <style:style style:name="co26" style:family="table-column">
      <style:table-column-properties fo:break-before="auto" style:column-width="1.947cm"/>
    </style:style>
    <style:style style:name="co27" style:family="table-column">
      <style:table-column-properties fo:break-before="auto" style:column-width="2.963cm"/>
    </style:style>
    <style:style style:name="co28" style:family="table-column">
      <style:table-column-properties fo:break-before="auto" style:column-width="3.609cm"/>
    </style:style>
    <style:style style:name="co29" style:family="table-column">
      <style:table-column-properties fo:break-before="auto" style:column-width="4.537cm"/>
    </style:style>
    <style:style style:name="co30" style:family="table-column">
      <style:table-column-properties fo:break-before="auto" style:column-width="4.921cm"/>
    </style:style>
    <style:style style:name="co31" style:family="table-column">
      <style:table-column-properties fo:break-before="auto" style:column-width="4.344cm"/>
    </style:style>
    <style:style style:name="co32" style:family="table-column">
      <style:table-column-properties fo:break-before="auto" style:column-width="4.043cm"/>
    </style:style>
    <style:style style:name="co33" style:family="table-column">
      <style:table-column-properties fo:break-before="auto" style:column-width="1.27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0.885cm"/>
    </style:style>
    <style:style style:name="co36" style:family="table-column">
      <style:table-column-properties fo:break-before="auto" style:column-width="1.078cm"/>
    </style:style>
    <style:style style:name="co37" style:family="table-column">
      <style:table-column-properties fo:break-before="auto" style:column-width="15.49cm"/>
    </style:style>
    <style:style style:name="co38" style:family="table-column">
      <style:table-column-properties fo:break-before="auto" style:column-width="2.23cm"/>
    </style:style>
    <style:style style:name="co39" style:family="table-column">
      <style:table-column-properties fo:break-before="auto" style:column-width="3.9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4.284cm"/>
    </style:style>
    <style:style style:name="co42" style:family="table-column">
      <style:table-column-properties fo:break-before="auto" style:column-width="3.692cm"/>
    </style:style>
    <style:style style:name="co43" style:family="table-column">
      <style:table-column-properties fo:break-before="auto" style:column-width="7.214cm"/>
    </style:style>
    <style:style style:name="co44" style:family="table-column">
      <style:table-column-properties fo:break-before="auto" style:column-width="5.186cm"/>
    </style:style>
    <style:style style:name="co45" style:family="table-column">
      <style:table-column-properties fo:break-before="auto" style:column-width="4.923cm"/>
    </style:style>
    <style:style style:name="co46" style:family="table-column">
      <style:table-column-properties fo:break-before="auto" style:column-width="2.902cm"/>
    </style:style>
    <style:style style:name="co47" style:family="table-column">
      <style:table-column-properties fo:break-before="auto" style:column-width="2.339cm"/>
    </style:style>
    <style:style style:name="co48" style:family="table-column">
      <style:table-column-properties fo:break-before="auto" style:column-width="3.413cm"/>
    </style:style>
    <style:style style:name="co49" style:family="table-column">
      <style:table-column-properties fo:break-before="auto" style:column-width="5.637cm"/>
    </style:style>
    <style:style style:name="co50" style:family="table-column">
      <style:table-column-properties fo:break-before="auto" style:column-width="3.327cm"/>
    </style:style>
    <style:style style:name="co51" style:family="table-column">
      <style:table-column-properties fo:break-before="auto" style:column-width="5.112cm"/>
    </style:style>
    <style:style style:name="co52" style:family="table-column">
      <style:table-column-properties fo:break-before="auto" style:column-width="10.555cm"/>
    </style:style>
    <style:style style:name="co53" style:family="table-column">
      <style:table-column-properties fo:break-before="auto" style:column-width="13.224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ext-properties style:font-name="Courier1" fo:font-size="10pt"/>
    </style:style>
    <style:style style:name="ce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 office:value-type="string">
            <text:p>// famille de base</text:p>
          </table:table-cell>
          <table:table-cell table:style-name="ce5"/>
          <table:table-cell table:style-name="ce5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de base</text:p>
          </table:table-cell>
          <table:table-cell office:value-type="float" office:value="1">
            <text:p>1</text:p>
          </table:table-cell>
          <table:table-cell table:style-name="ce2" office:value-type="string">
            <text:p>DocFile</text:p>
          </table:table-cell>
          <table:table-cell office:value-type="string">
            <text:p>BAS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FR_BASIC</text:p>
          </table:table-cell>
          <table:table-cell/>
          <table:table-cell table:style-name="ce2" office:value-type="string">
            <text:p>basiqu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BA_TITLE</text:p>
          </table:table-cell>
          <table:table-cell table:style-name="ce6" table:formula="oooc:=[.B6]" office:value-type="string" office:string-value="FR_BASIC ">
            <text:p>FR_BASIC 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243" table:default-cell-style-name="ce10"/>
        <table:table-row table:style-name="ro2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2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2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BA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style-name="ce13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O</text:p>
          </table:table-cell>
          <table:table-cell table:style-name="ce11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9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table:style-name="Default"/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REST</text:p>
          </table:table-cell>
          <table:table-cell table:style-name="ce14"/>
          <table:table-cell table:style-name="ce14" office:value-type="string">
            <text:p>Restriction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ALLBUT</text:p>
          </table:table-cell>
          <table:table-cell office:value-type="string">
            <text:p>FLD_FR_REST</text:p>
          </table:table-cell>
          <table:table-cell office:value-type="string">
            <text:p>tout ou rie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0|tout sauf,1|seule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TFAM</text:p>
          </table:table-cell>
          <table:table-cell office:value-type="string">
            <text:p>FLD_FR_REST</text:p>
          </table:table-cell>
          <table:table-cell office:value-type="string">
            <text:p>familles filtrées</text:p>
          </table:table-cell>
          <table:table-cell table:number-columns-repeated="2" office:value-type="string">
            <text:p>N</text:p>
          </table:table-cell>
          <table:table-cell office:value-type="string">
            <text:p>array("empty")</text:p>
          </table:table-cell>
          <table:table-cell office:value-type="float" office:value="1005">
            <text:p>100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</text:p>
          </table:table-cell>
          <table:table-cell office:value-type="string">
            <text:p>FLD_TFAM</text:p>
          </table:table-cell>
          <table:table-cell office:value-type="string">
            <text:p>famill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1010">
            <text:p>10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FAMIDS%</text:p>
          </table:table-cell>
          <table:table-cell office:value-type="string">
            <text:p>fdl.php</text:p>
          </table:table-cell>
          <table:table-cell office:value-type="string">
            <text:p>lfamilies(D,FLD_FAM):FLD_FAMIDS,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IDS</text:p>
          </table:table-cell>
          <table:table-cell office:value-type="string">
            <text:p>FLD_TFAM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015">
            <text:p>1015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LD_FAMIDS):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UBFAM</text:p>
          </table:table-cell>
          <table:table-cell office:value-type="string">
            <text:p>FLD_TFAM</text:p>
          </table:table-cell>
          <table:table-cell office:value-type="string">
            <text:p>restriction sous fami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14]+10" office:value-type="float" office:value="1020">
            <text:p>102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yes|inclure les sous familles,no|ne pas inclure les sous familles</text:p>
          </table:table-cell>
          <table:table-cell table:number-columns-repeated="2"/>
          <table:table-cell office:value-type="string">
            <text:p>bmenu=no|system=yes|cwidth=80px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PROF</text:p>
          </table:table-cell>
          <table:table-cell table:style-name="ce14"/>
          <table:table-cell table:style-name="ce14" office:value-type="string">
            <text:p>Profils par défau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</text:p>
          </table:table-cell>
          <table:table-cell office:value-type="string">
            <text:p>FLD_FR_PROF</text:p>
          </table:table-cell>
          <table:table-cell office:value-type="string">
            <text:p>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1030">
            <text:p>10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OCID%</text:p>
          </table:table-cell>
          <table:table-cell office:value-type="string">
            <text:p>fdl.php</text:p>
          </table:table-cell>
          <table:table-cell office:value-type="string">
            <text:p>lfamilly(D,PDOC,FLD_PDOC):FLD_PDOCID,FLD_PDOC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ID</text:p>
          </table:table-cell>
          <table:table-cell office:value-type="string">
            <text:p>FLD_FR_PROF</text:p>
          </table:table-cell>
          <table:table-cell office:value-type="string">
            <text:p>id 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040">
            <text:p>10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LD_PDOCID):FLD_PDOC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</text:p>
          </table:table-cell>
          <table:table-cell office:value-type="string">
            <text:p>FLD_FR_PROF</text:p>
          </table:table-cell>
          <table:table-cell office:value-type="string">
            <text:p>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050">
            <text:p>10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IRID%</text:p>
          </table:table-cell>
          <table:table-cell office:value-type="string">
            <text:p>fdl.php</text:p>
          </table:table-cell>
          <table:table-cell office:value-type="string">
            <text:p>lfamilly(D,PDIR,FLD_PDIR):FLD_PDIRID,FLD_PDIR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ID</text:p>
          </table:table-cell>
          <table:table-cell office:value-type="string">
            <text:p>FLD_FR_PROF</text:p>
          </table:table-cell>
          <table:table-cell office:value-type="string">
            <text:p>id 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0]+10" office:value-type="float" office:value="1060">
            <text:p>106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LD_PDIRID):FLD_PDIR</text:p>
          </table:table-cell>
          <table:table-cell table:number-columns-repeated="243"/>
        </table:table-row>
        <table:table-row table:style-name="ro3">
          <table:table-cell table:style-name="ce15"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ROOT</text:p>
          </table:table-cell>
          <table:table-cell/>
          <table:table-cell office:value-type="string">
            <text:p>nouvelle racin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C[ffolder]%S%app=FREEDOM&amp;action=FOLDERS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3]+10"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COPYBASKET</text:p>
          </table:table-cell>
          <table:table-cell/>
          <table:table-cell office:value-type="string">
            <text:p>insérer le porte-documen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4]+10"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FREEDOM_INSERTFLD&amp;id=%I%&amp;dirid={FREEDOM_IDBASKET}&amp;clean=Y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5]+10"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INSERTDOC</text:p>
          </table:table-cell>
          <table:table-cell/>
          <table:table-cell office:value-type="string">
            <text:p>insérer des document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6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C%S%app=FDL&amp;action=EDITINSERTDOCUMENT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60">
            <text:p>6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DEFAULT</text:p>
          </table:table-cell>
          <table:table-cell office:value-type="string">
            <text:p>FLD_SUBFAM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16" office:value-type="string">
            <text:p>//DOC</text:p>
          </table:table-cell>
          <table:table-cell table:style-name="ce16" office:value-type="string">
            <text:p>Famille</text:p>
          </table:table-cell>
          <table:table-cell table:style-name="ce16" office:value-type="string">
            <text:p>&lt;special id&gt;</text:p>
          </table:table-cell>
          <table:table-cell table:style-name="ce16" office:value-type="string">
            <text:p>&lt;special dirid&gt;</text:p>
          </table:table-cell>
          <table:table-cell table:style-name="ce16" office:value-type="string">
            <text:p>titre</text:p>
          </table:table-cell>
          <table:table-cell table:style-name="ce8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9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chemis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PORTFOLIO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0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PFL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/>
          <table:table-cell office:value-type="string">
            <text:p>%S%&amp;app=FREEDOM&amp;action=OPENFOLIO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IDDEF</text:p>
          </table:table-cell>
          <table:table-cell office:value-type="string">
            <text:p>FLD_FR_PROF</text:p>
          </table:table-cell>
          <table:table-cell office:value-type="string">
            <text:p>id chemise defaut </text:p>
          </table:table-cell>
          <table:table-cell office:value-type="string">
            <text:p>N</text:p>
          </table:table-cell>
          <table:table-cell table:style-name="ce13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100">
            <text:p>110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24"/>
          <table:table-cell table:number-columns-repeated="3"/>
          <table:table-cell table:style-name="ce24" table:number-columns-repeated="242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DEF</text:p>
          </table:table-cell>
          <table:table-cell office:value-type="string">
            <text:p>FLD_FR_PROF</text:p>
          </table:table-cell>
          <table:table-cell office:value-type="string">
            <text:p>chemise defau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3" office:value-type="string">
            <text:p>text</text:p>
          </table:table-cell>
          <table:table-cell table:formula="oooc:=[.H9]+10" office:value-type="float" office:value="1110">
            <text:p>111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%S%&amp;app=FDL&amp;action=FDL_CARD&amp;id=%PFL_IDDEF%</text:p>
          </table:table-cell>
          <table:table-cell office:value-type="string">
            <text:p>fdl.php</text:p>
          </table:table-cell>
          <table:table-cell office:value-type="string">
            <text:p>lfamilly(D,{PORTFOLIO},PFL_DEF):PFL_IDDEF,PFL_DEF</text:p>
          </table:table-cell>
          <table:table-cell office:value-type="string">
            <text:p>%S%&amp;app=FREEDOM&amp;action=OPENFOLIO&amp;id=%PFL_IDDEF%</text:p>
          </table:table-cell>
          <table:table-cell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OPEN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ouvri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FLD_OPENFOLIO</text:p>
          </table:table-cell>
          <table:table-cell table:style-name="ce10"/>
          <table:table-cell table:style-name="ce10" office:value-type="string">
            <text:p>ouvrir comme une chemis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COPYBASKET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nsérer le porte-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3" table:default-cell-style-name="ce10"/>
        <table:table-column table:style-name="co14" table:default-cell-style-name="ce10"/>
        <table:table-column table:style-name="co1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16" table:default-cell-style-name="ce10"/>
        <table:table-column table:style-name="co17" table:default-cell-style-name="ce10"/>
        <table:table-column table:style-name="co1" table:number-columns-repeated="2" table:default-cell-style-name="ce10"/>
        <table:table-column table:style-name="co18" table:default-cell-style-name="ce10"/>
        <table:table-column table:style-name="co1" table:number-columns-repeated="240" table:default-cell-style-name="ce10"/>
        <table:table-row table:style-name="ro3">
          <table:table-cell table:style-name="ce8" office:value-type="string">
            <text:p>// famille cycl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ycle de vie</text:p>
          </table:table-cell>
          <table:table-cell office:value-type="float" office:value="20">
            <text:p>20</text:p>
          </table:table-cell>
          <table:table-cell office:value-type="string">
            <text:p>WDoc</text:p>
          </table:table-cell>
          <table:table-cell office:value-type="string">
            <text:p>W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INIT</text:p>
          </table:table-cell>
          <table:table-cell/>
          <table:table-cell office:value-type="string">
            <text:p>initialis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9]+10" office:value-type="float" office:value="30">
            <text:p>3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WORKFLOW_INIT&amp;id=%I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0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WF_FAMID):WF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F_FAMID%</text:p>
          </table:table-cell>
          <table:table-cell office:value-type="string">
            <text:p>fdl.php</text:p>
          </table:table-cell>
          <table:table-cell office:value-type="string">
            <text:p>lfamilies(D,WF_FAM):WF_FAMID,WF_FAM</text:p>
          </table:table-cell>
          <table:table-cell table:number-columns-repeated="243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</text:p>
          </table:table-cell>
          <table:table-cell/>
          <table:table-cell office:value-type="string">
            <text:p>Voir le graphe d'éta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C</text:p>
          </table:table-cell>
          <table:table-cell/>
          <table:table-cell office:value-type="string">
            <text:p>Voir le graphe comple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type=complet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mask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masque de saisie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SK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R_REST</text:p>
          </table:table-cell>
          <table:table-cell/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AMID</text:p>
          </table:table-cell>
          <table:table-cell office:value-type="string">
            <text:p>MSK_FR_REST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/>
          <table:table-cell table:style-name="ce11"/>
          <table:table-cell/>
          <table:table-cell office:value-type="string">
            <text:p>::getTitle(MSK_FAMID):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FAM</text:p>
          </table:table-cell>
          <table:table-cell office:value-type="string">
            <text:p>MSK_FR_REST</text:p>
          </table:table-cell>
          <table:table-cell office:value-type="string">
            <text:p>familles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MSK_FAMID%</text:p>
          </table:table-cell>
          <table:table-cell office:value-type="string">
            <text:p>fdl.php</text:p>
          </table:table-cell>
          <table:table-cell office:value-type="string">
            <text:p>lfamilies(D,MSK_FAM):MSK_FAMID,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ATTRIDS</text:p>
          </table:table-cell>
          <table:table-cell office:value-type="string">
            <text:p>MSK_FR_REST</text:p>
          </table:table-cell>
          <table:table-cell office:value-type="string">
            <text:p>attrid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1]+10" office:value-type="float" office:value="30">
            <text:p>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VISIBILITIES</text:p>
          </table:table-cell>
          <table:table-cell office:value-type="string">
            <text:p>MSK_FR_REST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2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NEEDEEDS</text:p>
          </table:table-cell>
          <table:table-cell office:value-type="string">
            <text:p>MSK_FR_REST</text:p>
          </table:table-cell>
          <table:table-cell office:value-type="string">
            <text:p>obligatoire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3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 table:number-rows-repeated="2">
          <table:table-cell table:style-name="ce11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contrôle de vues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ontrôle de vues</text:p>
          </table:table-cell>
          <table:table-cell office:value-type="float" office:value="28">
            <text:p>28</text:p>
          </table:table-cell>
          <table:table-cell office:value-type="string">
            <text:p>CVDoc</text:p>
          </table:table-cell>
          <table:table-cell office:value-type="string">
            <text:p>CV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DESC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7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CV_FAMID):CV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48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CV_FAMID%</text:p>
          </table:table-cell>
          <table:table-cell office:value-type="string">
            <text:p>fdl.php</text:p>
          </table:table-cell>
          <table:table-cell office:value-type="string">
            <text:p>lfamilies(D,CV_FAM):CV_FAMID,CV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T_VIEWS</text:p>
          </table:table-cell>
          <table:table-cell table:style-name="ce9" office:value-type="string">
            <text:p>FR_BASIC</text:p>
          </table:table-cell>
          <table:table-cell office:value-type="string">
            <text:p>v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VIEW</text:p>
          </table:table-cell>
          <table:table-cell office:value-type="string">
            <text:p>CV_T_VIEWS</text:p>
          </table:table-cell>
          <table:table-cell office:value-type="string">
            <text:p>id vu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VIEW</text:p>
          </table:table-cell>
          <table:table-cell office:value-type="string">
            <text:p>CV_T_VIEWS</text:p>
          </table:table-cell>
          <table:table-cell office:value-type="string">
            <text:p>labe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1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KVIEW</text:p>
          </table:table-cell>
          <table:table-cell office:value-type="string">
            <text:p>CV_T_VIEW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2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CONS|Consultation,VEDIT|Editi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CV_ZVIEW</text:p>
          </table:table-cell>
          <table:table-cell office:value-type="string">
            <text:p>CV_T_VIEWS</text:p>
          </table:table-cell>
          <table:table-cell office:value-type="string">
            <text:p>z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3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zone(D,CV_KVIEW,CV_FAMID):CV_Z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ID</text:p>
          </table:table-cell>
          <table:table-cell office:value-type="string">
            <text:p>CV_T_VIEWS</text:p>
          </table:table-cell>
          <table:table-cell office:value-type="string">
            <text:p>id masqu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4]+10" office:value-type="float" office:value="150">
            <text:p>15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CV_MSKID):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</text:p>
          </table:table-cell>
          <table:table-cell office:value-type="string">
            <text:p>CV_T_VIEWS</text:p>
          </table:table-cell>
          <table:table-cell office:value-type="string">
            <text:p>masq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5]+10" office:value-type="float" office:value="160">
            <text:p>1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%S%app=FDL&amp;action=FDL_CARD&amp;id=%CV_MSKID%</text:p>
          </table:table-cell>
          <table:table-cell office:value-type="string">
            <text:p>fdl.php</text:p>
          </table:table-cell>
          <table:table-cell office:value-type="string">
            <text:p>lmask(D,CV_MSK,CV_FAMID):CV_MSKID,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ORDER</text:p>
          </table:table-cell>
          <table:table-cell office:value-type="string">
            <text:p>CV_T_VIEWS</text:p>
          </table:table-cell>
          <table:table-cell office:value-type="string">
            <text:p>ordr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56]+10" office:value-type="float" office:value="170">
            <text:p>1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6">
          <table:table-cell office:value-type="string">
            <text:p>ATTR</text:p>
          </table:table-cell>
          <table:table-cell office:value-type="string">
            <text:p>CV_DISPLAYED</text:p>
          </table:table-cell>
          <table:table-cell office:value-type="string">
            <text:p>CV_T_VIEWS</text:p>
          </table:table-cell>
          <table:table-cell office:value-type="string">
            <text:p>affichab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7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CV_FR_DEFAULT</text:p>
          </table:table-cell>
          <table:table-cell table:style-name="ce25"/>
          <table:table-cell table:style-name="ce25" office:value-type="string">
            <text:p>vues par défaut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58]+10" office:value-type="float" office:value="190">
            <text:p>19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CVIEW</text:p>
          </table:table-cell>
          <table:table-cell table:style-name="ce25" office:value-type="string">
            <text:p>CV_FR_DEFAULT</text:p>
          </table:table-cell>
          <table:table-cell office:value-type="string">
            <text:p>id création vues par défau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9]+10" office:value-type="float" office:value="200">
            <text:p>20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nothing(CV_IDCVIEW):CV_LC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CVIEW</text:p>
          </table:table-cell>
          <table:table-cell table:style-name="ce25" office:value-type="string">
            <text:p>CV_FR_DEFAULT</text:p>
          </table:table-cell>
          <table:table-cell office:value-type="string">
            <text:p>création v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0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view(CV_IDVIEW,CV_LVIEW):CV_IDCVIEW,CV_LCVIEW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200">
            <text:p>2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64]+10" office:value-type="float" office:value="210">
            <text:p>2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5]+10" office:value-type="float" office:value="220">
            <text:p>2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CV_DISPLAYED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états libr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état libre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FREESTATE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FRST_FR_IDENT</text:p>
          </table:table-cell>
          <table:table-cell/>
          <table:table-cell office:value-type="string">
            <text:p>Identification</text:p>
          </table:table-cell>
          <table:table-cell table:number-columns-repeated="2"/>
          <table:table-cell office:value-type="string">
            <text:p>frame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NAME</text:p>
          </table:table-cell>
          <table:table-cell office:value-type="string">
            <text:p>FRST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DESC</text:p>
          </table:table-cell>
          <table:table-cell office:value-type="string">
            <text:p>FRST_FR_IDENT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ID</text:p>
          </table:table-cell>
          <table:table-cell office:value-type="string">
            <text:p>FRST_FR_IDENT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81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FRST_FAMID):FRST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</text:p>
          </table:table-cell>
          <table:table-cell office:value-type="string">
            <text:p>FRST_FR_IDENT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82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RST_FAMID%</text:p>
          </table:table-cell>
          <table:table-cell office:value-type="string">
            <text:p>fdl.php</text:p>
          </table:table-cell>
          <table:table-cell office:value-type="string">
            <text:p>lfamilies(D,FRST_FAM):FRST_FAMID,FRST_FAM</text:p>
          </table:table-cell>
          <table:table-cell table:number-columns-repeated="2"/>
          <table:table-cell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COLOR</text:p>
          </table:table-cell>
          <table:table-cell office:value-type="string">
            <text:p>FRST_FR_IDENT</text:p>
          </table:table-cell>
          <table:table-cell table:style-name="ce9" office:value-type="string">
            <text:p>couleu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color</text:p>
          </table:table-cell>
          <table:table-cell table:formula="oooc:=[.H83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number-columns-repeated="6"/>
          <table:table-cell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45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1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1" table:number-columns-repeated="252" table:default-cell-style-name="ce28"/>
        <table:table-row table:style-name="ro1">
          <table:table-cell table:style-name="ce26" office:value-type="string">
            <text:p>// famille dossier</text:p>
          </table:table-cell>
          <table:table-cell table:style-name="ce26" office:value-type="string">
            <text:p>inherit</text:p>
          </table:table-cell>
          <table:table-cell table:style-name="ce26"/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table:style-name="ce26" office:value-type="string">
            <text:p>name</text:p>
          </table:table-cell>
          <table:table-cell table:style-name="ce26" table:number-columns-repeated="250"/>
        </table:table-row>
        <table:table-row table:style-name="ro1">
          <table:table-cell table:style-name="ce27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IL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TYPE</text:p>
          </table:table-cell>
          <table:table-cell table:style-name="ce27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METHOD</text:p>
          </table:table-cell>
          <table:table-cell table:style-name="ce11" office:value-type="string">
            <text:p>Method.Mail.php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dmail.gif</text:p>
          </table:table-cell>
          <table:table-cell table:number-columns-repeated="254"/>
        </table:table-row>
        <table:table-row table:style-name="ro3">
          <table:table-cell table:style-name="ce29" office:value-type="string">
            <text:p>//</text:p>
          </table:table-cell>
          <table:table-cell table:style-name="ce29" office:value-type="string">
            <text:p>idattr</text:p>
          </table:table-cell>
          <table:table-cell table:style-name="ce29" office:value-type="string">
            <text:p>idframe</text:p>
          </table:table-cell>
          <table:table-cell table:style-name="ce29" office:value-type="string">
            <text:p>label</text:p>
          </table:table-cell>
          <table:table-cell table:style-name="ce29" office:value-type="string">
            <text:p>T</text:p>
          </table:table-cell>
          <table:table-cell table:style-name="ce29" office:value-type="string">
            <text:p>A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ord</text:p>
          </table:table-cell>
          <table:table-cell table:style-name="ce29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9" office:value-type="string">
            <text:p>link</text:p>
          </table:table-cell>
          <table:table-cell table:style-name="ce29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1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</text:p>
          </table:table-cell>
          <table:table-cell/>
          <table:table-cell office:value-type="string">
            <text:p>Adresses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OM</text:p>
          </table:table-cell>
          <table:table-cell office:value-type="string">
            <text:p>MAIL_FR</text:p>
          </table:table-cell>
          <table:table-cell office:value-type="string">
            <text:p>D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8]+10"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DEST</text:p>
          </table:table-cell>
          <table:table-cell office:value-type="string">
            <text:p>MAIL_FR</text:p>
          </table:table-cell>
          <table:table-cell office:value-type="string">
            <text:p>Destinatair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9]+10"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COPYMODE</text:p>
          </table:table-cell>
          <table:table-cell table:formula="oooc:=[.B10]" office:value-type="string" office:string-value="MAIL_DEST">
            <text:p>MAIL_DEST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40">
            <text:p>40</text:p>
          </table:table-cell>
          <table:table-cell table:number-columns-repeated="4"/>
          <table:table-cell office:value-type="string">
            <text:p>to|À,cc|Cc,bcc|Bcc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RECIPID</text:p>
          </table:table-cell>
          <table:table-cell office:value-type="string">
            <text:p>MAIL_DEST</text:p>
          </table:table-cell>
          <table:table-cell office:value-type="string">
            <text:p>id destina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RECIP</text:p>
          </table:table-cell>
          <table:table-cell table:formula="oooc:=[.B10]" office:value-type="string" office:string-value="MAIL_DEST">
            <text:p>MAIL_DEST</text:p>
          </table:table-cell>
          <table:table-cell office:value-type="string">
            <text:p>destina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2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"/>
          <table:table-cell table:style-name="ce27" office:value-type="string">
            <text:p>fdl.php</text:p>
          </table:table-cell>
          <table:table-cell office:value-type="string">
            <text:p>lmail(D,MAIL_RECIP):MAIL_RECIP,MAIL_RECIPID,MAIL_SENDFORMAT</text:p>
          </table:table-cell>
          <table:table-cell table:number-columns-repeated="243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ENDFORMAT</text:p>
          </table:table-cell>
          <table:table-cell office:value-type="string">
            <text:p>MAIL_DEST</text:p>
          </table:table-cell>
          <table:table-cell office:value-type="string">
            <text:p>Notif.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3]+10" office:value-type="float" office:value="70">
            <text:p>7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[bool]plain|document complet,link|notification avec lien vers le docu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UBJECT</text:p>
          </table:table-cell>
          <table:table-cell table:formula="oooc:=[.B8]" office:value-type="string" office:string-value="MAIL_FR">
            <text:p>MAIL_FR</text:p>
          </table:table-cell>
          <table:table-cell office:value-type="string">
            <text:p>suje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_CM</text:p>
          </table:table-cell>
          <table:table-cell/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table:formula="oooc:=[.H15]+10" office:value-type="float" office:value="90">
            <text:p>9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CM</text:p>
          </table:table-cell>
          <table:table-cell office:value-type="string">
            <text:p>MAIL_FR_CM</text:p>
          </table:table-cell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longtext</text:p>
          </table:table-cell>
          <table:table-cell table:formula="oooc:=[.H16]+1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ORMAT</text:p>
          </table:table-cell>
          <table:table-cell office:value-type="string">
            <text:p>MAIL_FR_CM</text:p>
          </table:table-cell>
          <table:table-cell office:value-type="string">
            <text:p>Forma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7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html|HTML,pdf|PDF,htmlpdf|HTML &amp; PDF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table:table-column table:style-name="co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1" table:number-columns-repeated="10" table:default-cell-style-name="ce10"/>
        <table:table-column table:style-name="co25" table:default-cell-style-name="ce10"/>
        <table:table-column table:style-name="co26" table:default-cell-style-name="ce10"/>
        <table:table-column table:style-name="co1" table:number-columns-repeated="240" table:default-cell-style-name="ce10"/>
        <table:table-row table:style-name="ro3">
          <table:table-cell table:style-name="ce16" office:value-type="string">
            <text:p>// famille recherch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string">
            <text:p>BASE</text:p>
          </table:table-cell>
          <table:table-cell office:value-type="string">
            <text:p>recherche</text:p>
          </table:table-cell>
          <table:table-cell office:value-type="float" office:value="5">
            <text:p>5</text:p>
          </table:table-cell>
          <table:table-cell table:style-name="ce9" office:value-type="string">
            <text:p>DocSearch</text:p>
          </table:table-cell>
          <table:table-cell office:value-type="string">
            <text:p>SEARCH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COLOR</text:p>
          </table:table-cell>
          <table:table-cell office:value-type="string">
            <text:p>FR_BASIC</text:p>
          </table:table-cell>
          <table:table-cell office:value-type="string">
            <text:p>couleur intercalair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">
            <text:p>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7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MEMO</text:p>
          </table:table-cell>
          <table:table-cell office:value-type="string">
            <text:p>FR_BASIC</text:p>
          </table:table-cell>
          <table:table-cell office:value-type="string">
            <text:p>à utiliser dans les menu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RIT</text:p>
          </table:table-cell>
          <table:table-cell/>
          <table:table-cell table:style-name="ce9" office:value-type="string">
            <text:p>critè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LATEST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révision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2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yes|courante,no|toutes les révisions,fixed|dernière révision,allfixed|sans la courante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ASE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de 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3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no|expression sans casse,yes|expression avec casse,full|mot complet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</text:p>
          </table:table-cell>
          <table:table-cell table:formula="oooc:=[.C13]" office:value-type="string" office:string-value="SE_CRIT">
            <text:p>SE_CRIT</text:p>
          </table:table-cell>
          <table:table-cell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formula="oooc:=[.H14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SE_IDFAM%</text:p>
          </table:table-cell>
          <table:table-cell office:value-type="string">
            <text:p>fdl.php</text:p>
          </table:table-cell>
          <table:table-cell office:value-type="string">
            <text:p>lfamilies(D,SE_FAM):SE_FAMID,SE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ID</text:p>
          </table:table-cell>
          <table:table-cell table:formula="oooc:=[.C14]" office:value-type="string" office:string-value="SE_CRIT">
            <text:p>SE_CRIT</text:p>
          </table:table-cell>
          <table:table-cell office:value-type="string">
            <text:p>fid amil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IDFLD</text:p>
          </table:table-cell>
          <table:table-cell office:value-type="string">
            <text:p>SE_CRIT</text:p>
          </table:table-cell>
          <table:table-cell office:value-type="string">
            <text:p>dossier racin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60">
            <text:p>16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FLD):SE_CFLD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FLD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à partir du doss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6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TRASH</text:p>
          </table:table-cell>
          <table:table-cell office:value-type="string">
            <text:p>SE_CRIT</text:p>
          </table:table-cell>
          <table:table-cell office:value-type="string">
            <text:p>dans la poube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65">
            <text:p>165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o|non,only|seulement,also|auss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UBLEVEL</text:p>
          </table:table-cell>
          <table:table-cell office:value-type="string">
            <text:p>SE_CRIT</text:p>
          </table:table-cell>
          <table:table-cell office:value-type="string">
            <text:p>profondeur de recherch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17]+10" office:value-type="float" office:value="170">
            <text:p>1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QLSELECT</text:p>
          </table:table-cell>
          <table:table-cell office:value-type="string">
            <text:p>SE_CRIT</text:p>
          </table:table-cell>
          <table:table-cell office:value-type="string">
            <text:p>requête sql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IDCFLD</text:p>
          </table:table-cell>
          <table:table-cell office:value-type="string">
            <text:p>SE_CRIT</text:p>
          </table:table-cell>
          <table:table-cell office:value-type="string">
            <text:p>id 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CFLD):SE_CCFLD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SE_CCFLD</text:p>
          </table:table-cell>
          <table:table-cell office:value-type="string">
            <text:p>SE_CRIT</text:p>
          </table:table-cell>
          <table:table-cell office:value-type="string">
            <text:p>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C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RDERBY</text:p>
          </table:table-cell>
          <table:table-cell office:value-type="string">
            <text:p>SE_CRIT</text:p>
          </table:table-cell>
          <table:table-cell office:value-type="string">
            <text:p>Trié pa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SE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//SEARCH</text:p>
          </table:table-cell>
          <table:table-cell table:style-name="ce9" office:value-type="string">
            <text:p>&lt;special id&gt;</text:p>
          </table:table-cell>
          <table:table-cell table:style-name="ce9" office:value-type="string">
            <text:p>&lt;special dir id&gt;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9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9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9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4" table:default-cell-style-name="ce11"/>
        <table:table-column table:style-name="co1" table:number-columns-repeated="2" table:default-cell-style-name="ce11"/>
        <table:table-column table:style-name="co28" table:default-cell-style-name="ce11"/>
        <table:table-column table:style-name="co1" table:number-columns-repeated="249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groupé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33" office:value-type="string">
            <text:p>ATTR</text:p>
          </table:table-cell>
          <table:table-cell table:style-name="ce33" office:value-type="string">
            <text:p>SE_CRIT</text:p>
          </table:table-cell>
          <table:table-cell table:style-name="ce34"/>
          <table:table-cell table:style-name="ce33" office:value-type="string">
            <text:p>critèr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9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T_COND</text:p>
          </table:table-cell>
          <table:table-cell table:style-name="ce10" office:value-type="string">
            <text:p>SE_FR_SEARCHES</text:p>
          </table:table-cell>
          <table:table-cell office:value-type="string">
            <text:p>ensemble de recherch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1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IDCOND</text:p>
          </table:table-cell>
          <table:table-cell office:value-type="string">
            <text:p>SEG_T_COND</text:p>
          </table:table-cell>
          <table:table-cell office:value-type="string">
            <text:p>id recherch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G_COND</text:p>
          </table:table-cell>
          <table:table-cell table:formula="oooc:=[.B12]" office:value-type="string" office:string-value="SEG_T_COND">
            <text:p>SEG_T_COND</text:p>
          </table:table-cell>
          <table:table-cell office:value-type="string">
            <text:p>recherch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("SEG_IDCOND")</text:p>
          </table:table-cell>
          <table:table-cell table:formula="oooc:=[.H13]+10" office:value-type="float" office:value="130">
            <text:p>130</text:p>
          </table:table-cell>
          <table:table-cell table:style-name="ce13" office:value-type="string">
            <text:p>W</text:p>
          </table:table-cell>
          <table:table-cell/>
          <table:table-cell office:value-type="string">
            <text:p>%S%app=FDL&amp;action=FDL_CARD&amp;id=%SEG_IDCOND%</text:p>
          </table:table-cell>
          <table:table-cell office:value-type="string">
            <text:p>fdl.php</text:p>
          </table:table-cell>
          <table:table-cell office:value-type="string">
            <text:p>lsearches(D,SEG_COND):SEG_IDCOND,SEG_COND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29" table:default-cell-style-name="ce36"/>
        <table:table-column table:style-name="co30" table:default-cell-style-name="ce36"/>
        <table:table-column table:style-name="co31" table:default-cell-style-name="ce36"/>
        <table:table-column table:style-name="co32" table:default-cell-style-name="ce36"/>
        <table:table-column table:style-name="co33" table:default-cell-style-name="ce36"/>
        <table:table-column table:style-name="co34" table:default-cell-style-name="ce36"/>
        <table:table-column table:style-name="co33" table:default-cell-style-name="ce36"/>
        <table:table-column table:style-name="co35" table:number-columns-repeated="2" table:default-cell-style-name="ce36"/>
        <table:table-column table:style-name="co36" table:number-columns-repeated="2" table:default-cell-style-name="ce36"/>
        <table:table-column table:style-name="co34" table:default-cell-style-name="ce36"/>
        <table:table-column table:style-name="co37" table:default-cell-style-name="ce36"/>
        <table:table-column table:style-name="co33" table:default-cell-style-name="ce36"/>
        <table:table-column table:style-name="co38" table:default-cell-style-name="ce36"/>
        <table:table-column table:style-name="co39" table:default-cell-style-name="ce36"/>
        <table:table-column table:style-name="co40" table:number-columns-repeated="240" table:default-cell-style-name="ce36"/>
        <table:table-row table:style-name="ro3">
          <table:table-cell table:style-name="ce35" office:value-type="string">
            <text:p>// recherche détaillée</text:p>
          </table:table-cell>
          <table:table-cell table:style-name="ce35" office:value-type="string">
            <text:p>fromid</text:p>
          </table:table-cell>
          <table:table-cell table:style-name="ce35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style-name="ce43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37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9" table:number-columns-repeated="256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35" office:value-type="string">
            <text:p>// recherche détaillée</text:p>
          </table:table-cell>
          <table:table-cell table:style-name="ce35" office:value-type="string">
            <text:p>fromid</text:p>
          </table:table-cell>
          <table:table-cell table:style-name="ce35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style-name="ce43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37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40" office:value-type="string">
            <text:p>ATTR</text:p>
          </table:table-cell>
          <table:table-cell table:style-name="ce40" office:value-type="string">
            <text:p>SE_PHPARG</text:p>
          </table:table-cell>
          <table:table-cell office:value-type="string">
            <text:p>SE_FR_FUNCTION</text:p>
          </table:table-cell>
          <table:table-cell table:style-name="ce40" office:value-type="string">
            <text:p>argument PHP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text</text:p>
          </table:table-cell>
          <table:table-cell table:formula="oooc:=[.H27]+10" office:value-type="float" office:value="320">
            <text:p>320</text:p>
          </table:table-cell>
          <table:table-cell table:style-name="ce40" office:value-type="string">
            <text:p>W</text:p>
          </table:table-cell>
          <table:table-cell table:style-name="ce40" table:number-columns-repeated="247"/>
        </table:table-row>
        <table:table-row table:style-name="ro3">
          <table:table-cell table:style-name="ce41" office:value-type="string">
            <text:p>MODATTR</text:p>
          </table:table-cell>
          <table:table-cell table:style-name="ce41" office:value-type="string">
            <text:p>SE_CRIT</text:p>
          </table:table-cell>
          <table:table-cell table:style-name="ce39"/>
          <table:table-cell table:style-name="ce41" table:number-columns-repeated="4"/>
          <table:table-cell table:style-name="ce39"/>
          <table:table-cell table:style-name="ce39" office:value-type="string">
            <text:p>H</text:p>
          </table:table-cell>
          <table:table-cell table:style-name="ce39" table:number-columns-repeated="247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6550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11"/>
        <table:table-column table:style-name="co22" table:default-cell-style-name="ce11"/>
        <table:table-column table:style-name="co41" table:default-cell-style-name="ce11"/>
        <table:table-column table:style-name="co24" table:default-cell-style-name="ce11"/>
        <table:table-column table:style-name="co1" table:number-columns-repeated="252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23" table:number-columns-repeated="240"/>
        </table:table-row>
        <table:table-row table:style-name="ro4">
          <table:table-cell table:style-name="ce44" office:value-type="string">
            <text:p>ATTR</text:p>
          </table:table-cell>
          <table:table-cell table:style-name="ce24" office:value-type="string">
            <text:p>REP_FR_PRESENTATION</text:p>
          </table:table-cell>
          <table:table-cell table:style-name="ce24"/>
          <table:table-cell table:style-name="ce24" office:value-type="string">
            <text:p>Présentation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F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44" office:value-type="string">
            <text:p>ATTR</text:p>
          </table:table-cell>
          <table:table-cell table:style-name="ce24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24" office:value-type="string">
            <text:p>Colonnes</text:p>
          </table:table-cell>
          <table:table-cell table:number-columns-repeated="2" table:style-name="ce44" office:value-type="string">
            <text:p>N</text:p>
          </table:table-cell>
          <table:table-cell table:style-name="ce24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LCOLS</text:p>
          </table:table-cell>
          <table:table-cell table:style-name="ce24" office:value-type="string">
            <text:p>REP_TCOLS</text:p>
          </table:table-cell>
          <table:table-cell office:value-type="string">
            <text:p>label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COLS</text:p>
          </table:table-cell>
          <table:table-cell table:style-name="ce24" office:value-type="string">
            <text:p>REP_TCOLS</text:p>
          </table:table-cell>
          <table:table-cell office:value-type="string">
            <text:p>id colonne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OLORS</text:p>
          </table:table-cell>
          <table:table-cell table:style-name="ce24" office:value-type="string">
            <text:p>REP_TCOLS</text:p>
          </table:table-cell>
          <table:table-cell office:value-type="string">
            <text:p>couleur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FOOTS</text:p>
          </table:table-cell>
          <table:table-cell table:style-name="ce24" office:value-type="string">
            <text:p>REP_TCOLS</text:p>
          </table:table-cell>
          <table:table-cell office:value-type="string">
            <text:p>pied de tableau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1"/>
        <table:table-column table:style-name="co15" table:default-cell-style-name="ce11"/>
        <table:table-column table:style-name="co42" table:default-cell-style-name="ce11"/>
        <table:table-column table:style-name="co1" table:number-columns-repeated="253" table:default-cell-style-name="ce11"/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intercalair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16">
            <text:p>16</text:p>
          </table:table-cell>
          <table:table-cell office:value-type="string">
            <text:p>intercalaire dynamique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S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43" table:default-cell-style-name="ce15"/>
        <table:table-column table:style-name="co44" table:default-cell-style-name="ce15"/>
        <table:table-column table:style-name="co45" table:default-cell-style-name="ce15"/>
        <table:table-column table:style-name="co46" table:default-cell-style-name="ce15"/>
        <table:table-column table:style-name="co1" table:number-columns-repeated="252" table:default-cell-style-name="ce15"/>
        <table:table-row table:style-name="ro3">
          <table:table-cell table:style-name="ce45" office:value-type="string">
            <text:p>// famille profile doc</text:p>
          </table:table-cell>
          <table:table-cell table:style-name="ce49" table:number-columns-repeated="2"/>
          <table:table-cell table:style-name="ce45" office:value-type="string">
            <text:p>id</text:p>
          </table:table-cell>
          <table:table-cell table:style-name="ce45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profil de document</text:p>
          </table:table-cell>
          <table:table-cell office:value-type="float" office:value="3">
            <text:p>3</text:p>
          </table:table-cell>
          <table:table-cell office:value-type="string">
            <text:p>PDoc</text:p>
          </table:table-cell>
          <table:table-cell office:value-type="string">
            <text:p>PDOC</text:p>
          </table:table-cell>
          <table:table-cell table:number-columns-repeated="250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2" table:number-columns-repeated="240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PRF_DESC</text:p>
          </table:table-cell>
          <table:table-cell table:style-name="ce50" office:value-type="string" office:string-value="FR_BASIC">
            <text:p>FR_BASIC 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46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3">
          <table:table-cell table:style-name="ce48" office:value-type="string">
            <text:p>ATTR</text:p>
          </table:table-cell>
          <table:table-cell table:style-name="ce48" office:value-type="string">
            <text:p>DPDOC_FR_DYN</text:p>
          </table:table-cell>
          <table:table-cell table:style-name="ce48"/>
          <table:table-cell table:style-name="ce48" office:value-type="string">
            <text:p>dynamique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frame</text:p>
          </table:table-cell>
          <table:table-cell table:style-name="ce48" office:value-type="float" office:value="100">
            <text:p>100</text:p>
          </table:table-cell>
          <table:table-cell table:style-name="ce48" office:value-type="string">
            <text:p>W</text:p>
          </table:table-cell>
          <table:table-cell table:style-name="ce48" table:number-columns-repeated="247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28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10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CESS</text:p>
          </table:table-cell>
          <table:table-cell/>
          <table:table-cell office:value-type="string">
            <text:p>Accessibilités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FREEDOM_GACCESS</text:p>
          </table:table-cell>
          <table:table-cell/>
          <table:table-cell office:value-type="string">
            <text:p>::controlAclAccess(modifyacl)</text:p>
          </table:table-cell>
          <table:table-cell table:number-columns-repeated="241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TIVATE</text:p>
          </table:table-cell>
          <table:table-cell/>
          <table:table-cell office:value-type="string">
            <text:p>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%I%&amp;docid=%I%</text:p>
          </table:table-cell>
          <table:table-cell/>
          <table:table-cell office:value-type="string">
            <text:p>::profilIsActivate(fals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DESACTIVATE</text:p>
          </table:table-cell>
          <table:table-cell/>
          <table:table-cell office:value-type="string">
            <text:p>Dés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0&amp;docid=%I%</text:p>
          </table:table-cell>
          <table:table-cell/>
          <table:table-cell office:value-type="string">
            <text:p>::profilIsActivate(tru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// famille profile dossier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dossier</text:p>
          </table:table-cell>
          <table:table-cell office:value-type="float" office:value="4">
            <text:p>4</text:p>
          </table:table-cell>
          <table:table-cell office:value-type="string">
            <text:p>PDir</text:p>
          </table:table-cell>
          <table:table-cell office:value-type="string">
            <text:p>PDIR</text:p>
          </table:table-cell>
          <table:table-cell table:number-columns-repeated="250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// famille profile recherche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recherche</text:p>
          </table:table-cell>
          <table:table-cell office:value-type="float" office:value="6">
            <text:p>6</text:p>
          </table:table-cell>
          <table:table-cell office:value-type="string">
            <text:p>PDocSearch</text:p>
          </table:table-cell>
          <table:table-cell office:value-type="string">
            <text:p>PSEARCH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9" office:value-type="string">
            <text:p>// famille profile famille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famille</text:p>
          </table:table-cell>
          <table:table-cell office:value-type="float" office:value="23">
            <text:p>23</text:p>
          </table:table-cell>
          <table:table-cell office:value-type="string">
            <text:p>PFam</text:p>
          </table:table-cell>
          <table:table-cell office:value-type="string">
            <text:p>PFAM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9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32" table:number-columns-repeated="256"/>
        </table:table-row>
        <table:table-row table:style-name="ro1" table:number-rows-repeated="3">
          <table:table-cell table:style-name="ce28" table:number-columns-repeated="256"/>
        </table:table-row>
        <table:table-row table:style-name="ro3" table:number-rows-repeated="6548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47" table:default-cell-style-name="ce10"/>
        <table:table-column table:style-name="co3" table:default-cell-style-name="ce10"/>
        <table:table-column table:style-name="co48" table:default-cell-style-name="ce10"/>
        <table:table-column table:style-name="co1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8" table:default-cell-style-name="ce10"/>
        <table:table-column table:style-name="co49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fich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52" office:value-type="string">
            <text:p>ATTR</text:p>
          </table:table-cell>
          <table:table-cell table:style-name="ce55" office:value-type="string">
            <text:p>FI_TITLEW</text:p>
          </table:table-cell>
          <table:table-cell table:style-name="ce55" office:value-type="string">
            <text:p>FI_FRDESC</text:p>
          </table:table-cell>
          <table:table-cell table:style-name="ce52" office:value-type="string">
            <text:p>titre</text:p>
          </table:table-cell>
          <table:table-cell table:style-name="ce55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5" office:value-type="float" office:value="15">
            <text:p>15</text:p>
          </table:table-cell>
          <table:table-cell table:style-name="ce55" office:value-type="string">
            <text:p>O</text:p>
          </table:table-cell>
          <table:table-cell table:style-name="ce5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53" office:value-type="string">
            <text:p>ATTR</text:p>
          </table:table-cell>
          <table:table-cell table:style-name="ce25" office:value-type="string">
            <text:p>FT_T_OFORMAT</text:p>
          </table:table-cell>
          <table:table-cell office:value-type="string">
            <text:p>FI_FR_OFORMAT</text:p>
          </table:table-cell>
          <table:table-cell table:style-name="ce25" office:value-type="string">
            <text:p>autres</text:p>
          </table:table-cell>
          <table:table-cell table:number-columns-repeated="2" table:style-name="ce53" office:value-type="string">
            <text:p>N</text:p>
          </table:table-cell>
          <table:table-cell table:style-name="ce25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OFILE</text:p>
          </table:table-cell>
          <table:table-cell table:style-name="ce25" office:value-type="string">
            <text:p>FT_T_OFORMAT</text:p>
          </table:table-cell>
          <table:table-cell office:value-type="string">
            <text:p>fich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imag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9" office:value-type="string">
            <text:p>imag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9" office:value-type="string">
            <text:p>imag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text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54" office:value-type="string">
            <text:p>ATTR</text:p>
          </table:table-cell>
          <table:table-cell table:style-name="ce56" office:value-type="string">
            <text:p>BA_TITLE</text:p>
          </table:table-cell>
          <table:table-cell table:style-name="ce9" office:value-type="string">
            <text:p>FR_BASIC</text:p>
          </table:table-cell>
          <table:table-cell table:style-name="ce54" office:value-type="string">
            <text:p>titre</text:p>
          </table:table-cell>
          <table:table-cell table:style-name="ce54" office:value-type="string">
            <text:p>Y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text</text:p>
          </table:table-cell>
          <table:table-cell table:style-name="ce56" office:value-type="float" office:value="1">
            <text:p>1</text:p>
          </table:table-cell>
          <table:table-cell table:style-name="ce56" office:value-type="string">
            <text:p>O</text:p>
          </table:table-cell>
          <table:table-cell table:style-name="ce56" office:value-type="string">
            <text:p>Y</text:p>
          </table:table-cell>
          <table:table-cell table:style-name="ce56"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TXT_TEXT</text:p>
          </table:table-cell>
          <table:table-cell table:style-name="ce9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3"/>
        <table:table-row table:style-name="ro1">
          <table:table-cell table:style-name="ce5" office:value-type="string">
            <text:p>// recherche detaille</text:p>
          </table:table-cell>
          <table:table-cell table:style-name="ce5" office:value-type="string">
            <text:p>fromid</text:p>
          </table:table-cell>
          <table:table-cell table:style-name="ce5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style-name="ce10" table:formula="oooc:=[.C7]" office:value-type="string" office:string-value="idattr">
            <text:p>idattr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</text:p>
          </table:table-cell>
          <table:table-cell table:style-name="ce10" table:number-columns-repeated="7"/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WHERE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9]+10" office:value-type="float" office:value="1010">
            <text:p>101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LOGICAL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10]+10" office:value-type="float" office:value="1020">
            <text:p>102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3" table:default-cell-style-name="ce10"/>
        <table:table-column table:style-name="co20" table:default-cell-style-name="ce10"/>
        <table:table-column table:style-name="co50" table:default-cell-style-name="ce10"/>
        <table:table-column table:style-name="co51" table:default-cell-style-name="ce10"/>
        <table:table-column table:style-name="co1" table:number-columns-repeated="252" table:default-cell-style-name="ce10"/>
        <table:table-row table:style-name="ro3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TEXT</text:p>
          </table:table-cell>
          <table:table-cell table:style-name="ce25"/>
          <table:table-cell table:style-name="ce25" office:value-type="string">
            <text:p>Text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TITLE</text:p>
          </table:table-cell>
          <table:table-cell table:style-name="ce25" office:value-type="string">
            <text:p>PIT_FR_TEXT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H</text:p>
          </table:table-cell>
          <table:table-cell table:style-name="ce25" table:number-columns-repeated="3"/>
          <table:table-cell office:value-type="string">
            <text:p>::getPostitTitle(PIT_IDADOC)</text:p>
          </table:table-cell>
          <table:table-cell table:style-name="ce25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25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DOC</text:p>
          </table:table-cell>
          <table:table-cell table:style-name="ce25"/>
          <table:table-cell table:style-name="ce25" office:value-type="string">
            <text:p>Attachement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25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25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EDIT</text:p>
          </table:table-cell>
          <table:table-cell table:style-name="ce25"/>
          <table:table-cell table:style-name="ce25" office:value-type="string">
            <text:p>édi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25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25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orum" table:style-name="ta15" table:print="false">
        <office:forms form:automatic-focus="false" form:apply-design-mode="false"/>
        <table:table-column table:style-name="co3" table:default-cell-style-name="ce39"/>
        <table:table-column table:style-name="co20" table:default-cell-style-name="ce39"/>
        <table:table-column table:style-name="co50" table:default-cell-style-name="ce39"/>
        <table:table-column table:style-name="co51" table:default-cell-style-name="ce39"/>
        <table:table-column table:style-name="co1" table:number-columns-repeated="6" table:default-cell-style-name="ce39"/>
        <table:table-column table:style-name="co52" table:default-cell-style-name="ce39"/>
        <table:table-column table:style-name="co1" table:default-cell-style-name="ce39"/>
        <table:table-column table:style-name="co53" table:default-cell-style-name="ce39"/>
        <table:table-column table:style-name="co1" table:number-columns-repeated="243" table:default-cell-style-name="ce39"/>
        <table:table-row table:style-name="ro3">
          <table:table-cell table:style-name="ce58" office:value-type="string">
            <text:p>// famille dossier</text:p>
          </table:table-cell>
          <table:table-cell table:style-name="ce58" table:number-columns-repeated="2"/>
          <table:table-cell table:style-name="ce61" office:value-type="string">
            <text:p>id</text:p>
          </table:table-cell>
          <table:table-cell table:style-name="ce61" office:value-type="string">
            <text:p>class</text:p>
          </table:table-cell>
          <table:table-cell table:style-name="ce58" office:value-type="string">
            <text:p>name</text:p>
          </table:table-cell>
          <table:table-cell table:style-name="ce58" table:number-columns-repeated="250"/>
        </table:table-row>
        <table:table-row table:style-name="ro3">
          <table:table-cell table:style-name="ce41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3">
          <table:table-cell table:style-name="ce41" office:value-type="string">
            <text:p>TYPE</text:p>
          </table:table-cell>
          <table:table-cell table:style-name="ce41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3">
          <table:table-cell table:style-name="ce36" office:value-type="string">
            <text:p>USEFOR</text:p>
          </table:table-cell>
          <table:table-cell table:style-name="ce3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3">
          <table:table-cell table:style-name="ce59" office:value-type="string">
            <text:p>//</text:p>
          </table:table-cell>
          <table:table-cell table:style-name="ce59" office:value-type="string">
            <text:p>idattr</text:p>
          </table:table-cell>
          <table:table-cell table:style-name="ce59" office:value-type="string">
            <text:p>idframe</text:p>
          </table:table-cell>
          <table:table-cell table:style-name="ce59" office:value-type="string">
            <text:p>label</text:p>
          </table:table-cell>
          <table:table-cell table:style-name="ce59" office:value-type="string">
            <text:p>T</text:p>
          </table:table-cell>
          <table:table-cell table:style-name="ce59" office:value-type="string">
            <text:p>A</text:p>
          </table:table-cell>
          <table:table-cell table:style-name="ce59" office:value-type="string">
            <text:p>type</text:p>
          </table:table-cell>
          <table:table-cell table:style-name="ce59" office:value-type="string">
            <text:p>ord</text:p>
          </table:table-cell>
          <table:table-cell table:style-name="ce59" office:value-type="string">
            <text:p>vis</text:p>
          </table:table-cell>
          <table:table-cell table:style-name="ce62" office:value-type="string">
            <text:p>need</text:p>
          </table:table-cell>
          <table:table-cell table:style-name="ce59" office:value-type="string">
            <text:p>link</text:p>
          </table:table-cell>
          <table:table-cell table:style-name="ce59" office:value-type="string">
            <text:p>phpfile</text:p>
          </table:table-cell>
          <table:table-cell table:style-name="ce59" office:value-type="string">
            <text:p>phpfunc</text:p>
          </table:table-cell>
          <table:table-cell table:style-name="ce62" office:value-type="string">
            <text:p>elink</text:p>
          </table:table-cell>
          <table:table-cell table:style-name="ce62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FRAME</text:p>
          </table:table-cell>
          <table:table-cell table:style-name="ce60"/>
          <table:table-cell table:style-name="ce60" office:value-type="string">
            <text:p>Forum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frame</text:p>
          </table:table-cell>
          <table:table-cell table:style-name="ce60" office:value-type="float" office:value="10">
            <text:p>10</text:p>
          </table:table-cell>
          <table:table-cell table:style-name="ce60" office:value-type="string">
            <text:p>W</text:p>
          </table:table-cell>
          <table:table-cell table:style-name="ce60" table:number-columns-repeated="247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TITLE</text:p>
          </table:table-cell>
          <table:table-cell table:style-name="ce60" table:formula="oooc:=[.B10]" office:value-type="string" office:string-value="FORUM_FRAME">
            <text:p>FORUM_FRAME</text:p>
          </table:table-cell>
          <table:table-cell table:style-name="ce60" office:value-type="string">
            <text:p>Titre</text:p>
          </table:table-cell>
          <table:table-cell table:number-columns-repeated="2" table:style-name="ce60" office:value-type="string">
            <text:p>Y</text:p>
          </table:table-cell>
          <table:table-cell table:style-name="ce60" office:value-type="string">
            <text:p>text</text:p>
          </table:table-cell>
          <table:table-cell table:style-name="ce60" table:formula="oooc:=[.H10]+10" office:value-type="float" office:value="20">
            <text:p>20</text:p>
          </table:table-cell>
          <table:table-cell table:style-name="ce60" office:value-type="string">
            <text:p>R</text:p>
          </table:table-cell>
          <table:table-cell table:style-name="ce60" table:number-columns-repeated="3"/>
          <table:table-cell table:style-name="ce60" office:value-type="string">
            <text:p>::formatString(Forum %s,FORUM_DOCTITLE)</text:p>
          </table:table-cell>
          <table:table-cell table:style-name="ce60" table:number-columns-repeated="243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OCTITLE</text:p>
          </table:table-cell>
          <table:table-cell table:style-name="ce60" table:formula="oooc:=[.B10]" office:value-type="string" office:string-value="FORUM_FRAME">
            <text:p>FORUM_FRAME</text:p>
          </table:table-cell>
          <table:table-cell table:style-name="ce60" office:value-type="string">
            <text:p>Document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text</text:p>
          </table:table-cell>
          <table:table-cell table:style-name="ce60" table:formula="oooc:=[.H11]+10" office:value-type="float" office:value="30">
            <text:p>30</text:p>
          </table:table-cell>
          <table:table-cell table:style-name="ce60" office:value-type="string">
            <text:p>W</text:p>
          </table:table-cell>
          <table:table-cell table:style-name="ce60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60" table:number-columns-repeated="239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OCID</text:p>
          </table:table-cell>
          <table:table-cell table:style-name="ce60" table:formula="oooc:=[.B10]" office:value-type="string" office:string-value="FORUM_FRAME">
            <text:p>FORUM_FRAME</text:p>
          </table:table-cell>
          <table:table-cell table:style-name="ce60" office:value-type="string">
            <text:p>Document Id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docid</text:p>
          </table:table-cell>
          <table:table-cell table:style-name="ce60" table:formula="oooc:=[.H12]+10" office:value-type="float" office:value="40">
            <text:p>40</text:p>
          </table:table-cell>
          <table:table-cell table:style-name="ce60" office:value-type="string">
            <text:p>H</text:p>
          </table:table-cell>
          <table:table-cell table:style-name="ce60"/>
          <table:table-cell table:number-columns-repeated="2"/>
          <table:table-cell office:value-type="string">
            <text:p>::getTitle(FORUM_DOCID):FORUM_DOCTITLE</text:p>
          </table:table-cell>
          <table:table-cell table:number-columns-repeated="4"/>
          <table:table-cell table:style-name="ce60" table:number-columns-repeated="239"/>
        </table:table-row>
        <table:table-row table:style-name="ro3" table:number-rows-repeated="2">
          <table:table-cell table:style-name="ce60" table:number-columns-repeated="10"/>
          <table:table-cell table:number-columns-repeated="7"/>
          <table:table-cell table:style-name="ce60" table:number-columns-repeated="239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ISCUSS</text:p>
          </table:table-cell>
          <table:table-cell table:style-name="ce60" table:formula="oooc:=[.B10]" office:value-type="string" office:string-value="FORUM_FRAME">
            <text:p>FORUM_FRAME</text:p>
          </table:table-cell>
          <table:table-cell table:style-name="ce60" office:value-type="string">
            <text:p>Fil de discussion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array</text:p>
          </table:table-cell>
          <table:table-cell table:style-name="ce60" office:value-type="float" office:value="100">
            <text:p>100</text:p>
          </table:table-cell>
          <table:table-cell table:style-name="ce60" office:value-type="string">
            <text:p>W</text:p>
          </table:table-cell>
          <table:table-cell table:style-name="ce60" table:number-columns-repeated="247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_ID</text:p>
          </table:table-cell>
          <table:table-cell table:style-name="ce60" table:formula="oooc:=[.B16]" office:value-type="string" office:string-value="FORUM_DISCUSS">
            <text:p>FORUM_DISCUSS</text:p>
          </table:table-cell>
          <table:table-cell table:style-name="ce60" office:value-type="string">
            <text:p>Id entré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int</text:p>
          </table:table-cell>
          <table:table-cell table:style-name="ce60" table:formula="oooc:=[.H16]+10" office:value-type="float" office:value="110">
            <text:p>110</text:p>
          </table:table-cell>
          <table:table-cell table:style-name="ce60" office:value-type="string">
            <text:p>W</text:p>
          </table:table-cell>
          <table:table-cell table:style-name="ce60"/>
          <table:table-cell table:number-columns-repeated="7"/>
          <table:table-cell table:style-name="ce60" table:number-columns-repeated="239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_LINK</text:p>
          </table:table-cell>
          <table:table-cell table:style-name="ce60" table:formula="oooc:=[.B16]" office:value-type="string" office:string-value="FORUM_DISCUSS">
            <text:p>FORUM_DISCUSS</text:p>
          </table:table-cell>
          <table:table-cell table:style-name="ce60" office:value-type="string">
            <text:p>Id rattachement 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int</text:p>
          </table:table-cell>
          <table:table-cell table:style-name="ce60" table:formula="oooc:=[.H17]+10" office:value-type="float" office:value="120">
            <text:p>120</text:p>
          </table:table-cell>
          <table:table-cell table:style-name="ce60" office:value-type="string">
            <text:p>W</text:p>
          </table:table-cell>
          <table:table-cell table:style-name="ce60"/>
          <table:table-cell table:number-columns-repeated="7"/>
          <table:table-cell table:style-name="ce60" table:number-columns-repeated="239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: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MAIL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mailto:%FORUM_D_USERMAIL%</text:p>
          </table:table-cell>
          <table:table-cell/>
          <table:table-cell table:style-name="ce36" office:value-type="string">
            <text:p>::getRValue(FORUM_D_USERID:US_MAIL,--)</text:p>
          </table:table-cell>
          <table:table-cell table:number-columns-repeated="243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_TEXT</text:p>
          </table:table-cell>
          <table:table-cell table:style-name="ce60" table:formula="oooc:=[.B16]" office:value-type="string" office:string-value="FORUM_DISCUSS">
            <text:p>FORUM_DISCUSS</text:p>
          </table:table-cell>
          <table:table-cell table:style-name="ce60" office:value-type="string">
            <text:p>Text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longtext</text:p>
          </table:table-cell>
          <table:table-cell table:formula="oooc:=[.H21]+10" office:value-type="float" office:value="160">
            <text:p>160</text:p>
          </table:table-cell>
          <table:table-cell table:style-name="ce60" office:value-type="string">
            <text:p>W</text:p>
          </table:table-cell>
          <table:table-cell table:style-name="ce60"/>
          <table:table-cell table:number-columns-repeated="7"/>
          <table:table-cell table:style-name="ce60" table:number-columns-repeated="239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_FLAG</text:p>
          </table:table-cell>
          <table:table-cell table:style-name="ce60" table:formula="oooc:=[.B16]" office:value-type="string" office:string-value="FORUM_DISCUSS">
            <text:p>FORUM_DISCUSS</text:p>
          </table:table-cell>
          <table:table-cell table:style-name="ce60" office:value-type="string">
            <text:p>Couleur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color</text:p>
          </table:table-cell>
          <table:table-cell table:style-name="ce60" table:formula="oooc:=[.H22]+10" office:value-type="float" office:value="170">
            <text:p>170</text:p>
          </table:table-cell>
          <table:table-cell table:style-name="ce60" office:value-type="string">
            <text:p>W</text:p>
          </table:table-cell>
          <table:table-cell table:style-name="ce60"/>
          <table:table-cell table:number-columns-repeated="7"/>
          <table:table-cell table:style-name="ce60" table:number-columns-repeated="239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_DATE</text:p>
          </table:table-cell>
          <table:table-cell table:style-name="ce60" table:formula="oooc:=[.B16]" office:value-type="string" office:string-value="FORUM_DISCUSS">
            <text:p>FORUM_DISCUSS</text:p>
          </table:table-cell>
          <table:table-cell table:style-name="ce60" office:value-type="string">
            <text:p>Dat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timestamp("%d/%m/%y %H:%M")</text:p>
          </table:table-cell>
          <table:table-cell table:style-name="ce60" table:formula="oooc:=[.H23]+10" office:value-type="float" office:value="180">
            <text:p>180</text:p>
          </table:table-cell>
          <table:table-cell table:style-name="ce60" office:value-type="string">
            <text:p>W</text:p>
          </table:table-cell>
          <table:table-cell table:style-name="ce60"/>
          <table:table-cell table:number-columns-repeated="7"/>
          <table:table-cell table:style-name="ce60" table:number-columns-repeated="239"/>
        </table:table-row>
        <table:table-row table:style-name="ro3">
          <table:table-cell table:style-name="ce41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8" table:number-columns-repeated="256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0"/>
        <table:table-row table:style-name="ro3">
          <table:table-cell table:style-name="ce63" office:value-type="string">
            <text:p>// controle de vue pour le dossier</text:p>
          </table:table-cell>
          <table:table-cell table:style-name="ce63" table:number-columns-repeated="255"/>
        </table:table-row>
        <table:table-row table:style-name="ro3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3">
          <table:table-cell office:value-type="string">
            <text:p>ORDER</text:p>
          </table:table-cell>
          <table:table-cell office:value-type="string">
            <text:p>MASK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msk_famid</text:p>
          </table:table-cell>
          <table:table-cell office:value-type="string">
            <text:p>msk_fam</text:p>
          </table:table-cell>
          <table:table-cell office:value-type="string">
            <text:p>msk_attrids</text:p>
          </table:table-cell>
          <table:table-cell office:value-type="string">
            <text:p>msk_visibilities</text:p>
          </table:table-cell>
          <table:table-cell office:value-type="string">
            <text:p>msk_needeeds</text:p>
          </table:table-cell>
          <table:table-cell table:number-columns-repeated="246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office:value-type="string">
            <text:p>ORDER</text:p>
          </table:table-cell>
          <table:table-cell office:value-type="string">
            <text:p>CV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cv_desc</text:p>
          </table:table-cell>
          <table:table-cell office:value-type="string">
            <text:p>cv_famid</text:p>
          </table:table-cell>
          <table:table-cell office:value-type="string">
            <text:p>cv_fam</text:p>
          </table:table-cell>
          <table:table-cell office:value-type="string">
            <text:p>cv_t_views</text:p>
          </table:table-cell>
          <table:table-cell office:value-type="string">
            <text:p>cv_idcview</text:p>
          </table:table-cell>
          <table:table-cell office:value-type="string">
            <text:p>cv_idview</text:p>
          </table:table-cell>
          <table:table-cell office:value-type="string">
            <text:p>cv_lview</text:p>
          </table:table-cell>
          <table:table-cell office:value-type="string">
            <text:p>cv_lcview</text:p>
          </table:table-cell>
          <table:table-cell office:value-type="string">
            <text:p>cv_kview</text:p>
          </table:table-cell>
          <table:table-cell office:value-type="string">
            <text:p>cv_zview</text:p>
          </table:table-cell>
          <table:table-cell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RESTRICTION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hemise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PORTFOLIO</text:p>
          </table:table-cell>
          <table:table-cell table:style-name="ce3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intercalaire</text:p>
          </table:table-cell>
          <table:table-cell table:style-name="ce11" office:value-type="float" office:value="18">
            <text:p>18</text:p>
          </table:table-cell>
          <table:table-cell table:style-name="ce11"/>
          <table:table-cell table:style-name="ce11" office:value-type="string">
            <text:p>GUIDECARD</text:p>
          </table:table-cell>
          <table:table-cell table:style-name="ce11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6">16/10/2007</text:date>, <text:time>14:4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8-15T15:32:42</meta:creation-date>
    <dc:creator>Eric Brison</dc:creator>
    <dc:date>2007-10-16T14:41:02</dc:date>
    <dc:language>fr-FR</dc:language>
    <meta:editing-cycles>57</meta:editing-cycles>
    <meta:editing-duration>PT13H33M22S</meta:editing-duration>
    <meta:user-defined meta:name="Info 1"/>
    <meta:user-defined meta:name="Info 2"/>
    <meta:user-defined meta:name="Info 3"/>
    <meta:user-defined meta:name="Info 4"/>
    <meta:document-statistic meta:table-count="17" meta:cell-count="2861"/>
  </office:meta>
</office:document-meta>
</file>